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 Extrabold" svg:font-family="'Open Sans Extrabold'" style:font-adornments="Extrabold" style:font-family-generic="swiss" style:font-pitch="variable"/>
    <style:font-face style:name="Open Sans Light1" svg:font-family="'Open Sans Light'" style:font-adornments="Gras" style:font-family-generic="swiss" style:font-pitch="variable"/>
    <style:font-face style:name="Open Sans Light" svg:font-family="'Open Sans Light'" style:font-adornments="Maigre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fr" fo:country="FR"/>
    </style:style>
    <style:style style:name="P2" style:family="paragraph" style:parent-style-name="Document_20_Title">
      <style:text-properties fo:color="#4c4c4c" fo:font-size="28pt" fo:language="en" fo:country="US" style:font-size-asian="28pt" style:font-size-complex="28pt"/>
    </style:style>
    <style:style style:name="P3" style:family="paragraph" style:parent-style-name="Document_20_Title">
      <style:text-properties fo:color="#4c4c4c" style:font-name="Open Sans Extrabold" fo:font-size="28pt" fo:language="en" fo:country="US" fo:font-weight="800" officeooo:rsid="0108eb8a" officeooo:paragraph-rsid="0108eb8a" style:font-size-asian="28pt" style:font-weight-asian="bold" style:font-size-complex="28pt" style:font-weight-complex="bold"/>
    </style:style>
    <style:style style:name="P4" style:family="paragraph" style:parent-style-name="Author_20_address">
      <style:text-properties fo:language="en" fo:country="US" officeooo:paragraph-rsid="000b648c"/>
    </style:style>
    <style:style style:name="P5" style:family="paragraph" style:parent-style-name="Document_20_sub-title">
      <style:text-properties fo:color="#4c4c4c" style:font-name="Open Sans Light1" fo:font-size="14pt" fo:language="en" fo:country="US" fo:font-style="italic" fo:font-weight="250" officeooo:rsid="0108eb8a" officeooo:paragraph-rsid="0108eb8a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Heading_20_1">
      <style:paragraph-properties fo:break-before="page"/>
      <style:text-properties fo:language="en" fo:country="US"/>
    </style:style>
    <style:style style:name="P7" style:family="paragraph" style:parent-style-name="Heading_20_1"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 style:master-page-name="First_20_Page">
      <style:paragraph-properties style:page-number="auto"/>
      <style:text-properties style:font-name="Liberation Serif" fo:language="en" fo:country="US" officeooo:rsid="01064cc4" officeooo:paragraph-rsid="0108eb8a" style:font-size-asian="10.5pt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Text_20_body">
      <style:text-properties fo:language="en" fo:country="US" officeooo:rsid="0108eb8a" officeooo:paragraph-rsid="0108eb8a"/>
    </style:style>
    <style:style style:name="P12" style:family="paragraph" style:parent-style-name="Text_20_body" style:list-style-name="L1">
      <style:text-properties fo:language="en" fo:country="US" officeooo:rsid="0108eb8a" officeooo:paragraph-rsid="0108eb8a"/>
    </style:style>
    <style:style style:name="P13" style:family="paragraph" style:parent-style-name="Text_20_body" style:list-style-name="L1">
      <style:text-properties fo:language="en" fo:country="US"/>
    </style:style>
    <style:style style:name="P14" style:family="paragraph" style:parent-style-name="Text_20_body">
      <style:text-properties fo:language="en" fo:country="US" officeooo:rsid="010a1f99" officeooo:paragraph-rsid="010a1f99"/>
    </style:style>
    <style:style style:name="P15" style:family="paragraph" style:parent-style-name="Text_20_body">
      <style:paragraph-properties fo:text-align="justify" style:justify-single-word="false"/>
      <style:text-properties fo:language="en" fo:country="US"/>
    </style:style>
    <style:style style:name="P16" style:family="paragraph" style:parent-style-name="Text_20_body">
      <style:text-properties fo:language="en" fo:country="US" officeooo:rsid="010aae93" officeooo:paragraph-rsid="010aae93"/>
    </style:style>
    <style:style style:name="P17" style:family="paragraph" style:parent-style-name="Text_20_body">
      <style:text-properties fo:language="en" fo:country="US" officeooo:rsid="010ca7d2" officeooo:paragraph-rsid="010ca7d2"/>
    </style:style>
    <style:style style:name="P18" style:family="paragraph" style:parent-style-name="Text_20_body">
      <style:text-properties fo:language="en" fo:country="US" officeooo:rsid="01111017" officeooo:paragraph-rsid="01111017"/>
    </style:style>
    <style:style style:name="P19" style:family="paragraph" style:parent-style-name="Text_20_body" style:list-style-name="L2">
      <style:text-properties officeooo:paragraph-rsid="01111017"/>
    </style:style>
    <style:style style:name="P20" style:family="paragraph" style:parent-style-name="Text_20_body" style:list-style-name="L2">
      <style:text-properties officeooo:rsid="01111017" officeooo:paragraph-rsid="01111017"/>
    </style:style>
    <style:style style:name="P21" style:family="paragraph" style:parent-style-name="Text_20_body">
      <style:text-properties officeooo:rsid="0112c251" officeooo:paragraph-rsid="0112c251"/>
    </style:style>
    <style:style style:name="T1" style:family="text">
      <style:text-properties officeooo:rsid="0108eb8a"/>
    </style:style>
    <style:style style:name="T2" style:family="text">
      <style:text-properties fo:language="fr" fo:country="FR"/>
    </style:style>
    <style:style style:name="T3" style:family="text">
      <style:text-properties style:font-name="Open Sans Light" fo:font-size="10pt" fo:language="fr" fo:country="FR" fo:font-weight="250" officeooo:rsid="0108eb8a" style:font-size-asian="10.5pt"/>
    </style:style>
    <style:style style:name="T4" style:family="text">
      <style:text-properties style:font-name="Open Sans Light" fo:font-size="10pt" fo:font-weight="250" officeooo:rsid="000b648c" style:font-size-asian="10.5pt" style:font-weight-asian="bold" style:font-weight-complex="bold"/>
    </style:style>
    <style:style style:name="T5" style:family="text">
      <style:text-properties style:font-name="Open Sans Light" fo:font-size="10pt" fo:font-weight="250" officeooo:rsid="0108eb8a" style:font-size-asian="10.5pt" style:font-weight-asian="bold" style:font-weight-complex="bold"/>
    </style:style>
    <style:style style:name="T6" style:family="text">
      <style:text-properties officeooo:rsid="000b648c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officeooo:rsid="010ca7d2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1111017"/>
    </style:style>
    <style:style style:name="T11" style:family="text">
      <style:text-properties officeooo:rsid="010f9f2b"/>
    </style:style>
    <style:style style:name="fr1" style:family="graphic" style:parent-style-name="Frame">
      <style:graphic-properties fo:margin-left="0in" fo:margin-right="0in" style:vertical-pos="bottom" style:vertical-rel="page-content" style:horizontal-pos="center" style:horizontal-rel="paragraph" fo:background-color="#dddddd" style:background-transparency="0%" draw:fill="solid" draw:fill-color="#dddddd" draw:opacity="100%" draw:fill-image-width="0in" draw:fill-image-height="0in" fo:padding="0in" fo:border="none" style:shadow="none" draw:shadow-opacity="100%" loext:rel-width-rel="page" loext:rel-height-rel="page">
        <style:columns fo:column-count="1" fo:column-gap="0in"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Esena ALIRAJ, </text:span>D<text:span text:style-name="T1">avid SOUTHWICK</text:span></text:p>
      <text:p text:style-name="P4"><text:span text:style-name="T6">Département </text:span><text:span text:style-name="T4">I</text:span><text:span text:style-name="T5">nformatique - CUI</text:span></text:p>
      <text:p text:style-name="P2"/>
      <text:p text:style-name="P2"/>
      <text:p text:style-name="P2"/>
      <text:p text:style-name="P3">TP - Enriched Trails</text:p>
      <text:p text:style-name="P5">UNIGE - CUI</text:p>
      <text:p text:style-name="P8"><draw:frame draw:style-name="fr1" draw:name="Cadre1" text:anchor-type="paragraph" svg:width="8.2681in" style:rel-width="100%" svg:height="0.5846in" style:rel-height="5%" draw:z-index="0"><draw:text-box><text:p text:style-name="Frame_20_contents"/></draw:text-box></draw:frame></text:p>
      <text:h text:style-name="P6" text:outline-level="1"><text:span text:style-name="T7">Table of Contents</text:span></text:h>
      <text:p text:style-name="P11"/>
      <text:list xml:id="list2566640957" text:style-name="L1">
        <text:list-item>
          <text:p text:style-name="P12">Introduction</text:p>
        </text:list-item>
        <text:list-item>
          <text:p text:style-name="P13">Description of Schema</text:p>
        </text:list-item>
        <text:list-item>
          <text:p text:style-name="P13">Mapping of data sources into RDF Graph</text:p>
        </text:list-item>
        <text:list-item>
          <text:p text:style-name="P13">Routine of Application</text:p>
        </text:list-item>
      </text:list>
      <text:p text:style-name="P14"/>
      <text:h text:style-name="P7" text:outline-level="1">Introduction</text:h>
      <text:p text:style-name="P15"/>
      <text:h text:style-name="P7" text:outline-level="1">Description of Schema</text:h>
      <text:p text:style-name="P10"/>
      <text:h text:style-name="P7" text:outline-level="1">Mapping of data sources into RDF Graph</text:h>
      <text:p text:style-name="P16">Data sources for this project were provided in XML-formatted GPX raw data describing GPS tracks formatted in latitude, lo<text:span text:style-name="T8">n</text:span>gitude, elevation, and time quadruple nodes. These node points were translated directly into RDF Blank nodes (Bnodes) with traits of latitude, longitude, ele<text:span text:style-name="T11">v</text:span>ation, and time literals, as described in the W3C standard for geo points. </text:p>
      <text:p text:style-name="P17">Additionally, GPX sources describe sparse ‘Waypoints’ which we chose to translate and store in the same manner as track points, (lat,long,elevation) and one additional trait of ‘name’.</text:p>
      <text:p text:style-name="P17">To find the relevant area to extract information from Open Street Map (OSM), we create a bounding box with longitude-min, latitude-min, longitud<text:span text:style-name="T11">e</text:span>-max, and latitude-max values retri<text:span text:style-name="T11">e</text:span>ved the GPX track source. Using these values, we query the OSM api <text:span text:style-name="T11">for all nodes contained within the bounding box, and using RDFlib, we create new RDF triples describing the returned nodes.</text:span></text:p>
      <text:p text:style-name="P18">The tools used to realize these steps were python3 script and the following python3 libraries: </text:p>
      <text:list xml:id="list3794887654" text:style-name="L2">
        <text:list-item>
          <text:p text:style-name="P19"><text:span text:style-name="T10">RDFlib - for creating and exporting RDF data</text:span></text:p>
        </text:list-item>
        <text:list-item>
          <text:p text:style-name="P20"><text:span text:style-name="T9">gpxpy – parsing GPX files as python objects</text:span></text:p>
        </text:list-item>
        <text:list-item>
          <text:p text:style-name="P20"><text:span text:style-name="T9">overpy – Overpass api requests to Open Street Map</text:span></text:p>
        </text:list-item>
      </text:list>
      <text:h text:style-name="P7" text:outline-level="1">Routine of Application</text:h>
      <text:p text:style-name="P21"><text:span text:style-name="T9">The main routine of our application is executed in two steps. First, the raw GPX </text:span><text:soft-page-break/><text:span text:style-name="T9">sources are read and the corresponding areas are queried in OSM. The results of this step are stored in RDF triple-store turtle files. </text:span></text:p>
      <text:p text:style-name="P21"><text:span text:style-name="T9"/></text:p>
      <text:p text:style-name="P21"><text:span text:style-name="T9">The second step of the application is querying these RDF triples from graphDB using SPARQL queries, and displaying the resulting triples. </text:span></text:p>
      <text:p text:style-name="P21"><text:span text:style-name="T9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 Extrabold" svg:font-family="'Open Sans Extrabold'" style:font-adornments="Extrabold" style:font-family-generic="swiss" style:font-pitch="variable"/>
    <style:font-face style:name="Open Sans Light1" svg:font-family="'Open Sans Light'" style:font-adornments="Gras" style:font-family-generic="swiss" style:font-pitch="variable"/>
    <style:font-face style:name="Open Sans Light" svg:font-family="'Open Sans Light'" style:font-adornments="Maigre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erif" fo:font-family="'Liberation Serif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fo:line-height="120%" fo:text-align="justify" style:justify-single-word="false" style:page-number="auto"/>
      <style:text-properties style:font-name="Open Sans Light" fo:font-family="'Open Sans Light'" style:font-style-name="Maigre" style:font-family-generic="swiss" style:font-pitch="variable" fo:font-size="11.5pt" fo:font-weight="250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_20_Title" style:display-name="Document Title" style:family="paragraph" style:parent-style-name="Standard" style:class="text">
      <style:text-properties style:font-name="Open Sans Extrabold" fo:font-family="'Open Sans Extrabold'" style:font-style-name="Extrabold" style:font-family-generic="swiss" style:font-pitch="variable" fo:font-size="22pt" fo:font-weight="800" style:font-size-asian="10.5pt" style:font-weight-asian="bold" style:font-weight-complex="bold"/>
    </style:style>
    <style:style style:name="Document_20_sub-title" style:display-name="Document sub-title" style:family="paragraph" style:parent-style-name="Document_20_Title" style:class="text">
      <style:paragraph-properties fo:margin-top="0.1181in" fo:margin-bottom="0in" loext:contextual-spacing="false"/>
      <style:text-properties fo:color="#4c4c4c" style:font-name="Open Sans Light1" fo:font-family="'Open Sans Light'" style:font-style-name="Gras" style:font-family-generic="swiss" style:font-pitch="variable" fo:font-size="14pt" fo:font-style="italic" fo:font-weight="250" style:font-size-asian="12pt" style:font-style-asian="normal" style:font-weight-asian="bold" style:font-size-complex="12pt" style:font-style-complex="normal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4c4c4c" style:font-name="Open Sans Semibold" fo:font-family="'Open Sans Semibold'" style:font-style-name="Semibold" style:font-family-generic="swiss" style:font-pitch="variable" fo:font-size="105%" fo:font-weight="600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color="#666666" style:font-name="Segoe UI Light1" fo:font-family="'Segoe UI Light'" style:font-style-name="Standard" style:font-family-generic="swiss" style:font-pitch="variable" fo:font-size="12pt" fo:font-weight="250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Open Sans Light" fo:font-family="'Open Sans Light'" style:font-style-name="Maigre" style:font-family-generic="swiss" style:font-pitch="variable" fo:font-size="11pt" fo:font-weight="250"/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9pt" style:font-size-asian="10pt" style:font-size-complex="10pt"/>
    </style:style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Segoe UI Light1" fo:font-family="'Segoe UI Light'" style:font-style-name="Standard" style:font-family-generic="swiss" style:font-pitch="variable" fo:font-weight="250"/>
    </style:style>
    <style:style style:name="Author_20_address" style:display-name="Author address" style:family="paragraph" style:parent-style-name="Standard" style:class="text">
      <style:text-properties style:font-name="Open Sans Light" fo:font-family="'Open Sans Light'" style:font-style-name="Maigre" style:font-family-generic="swiss" style:font-pitch="variable" fo:font-size="10pt" fo:font-weight="250" style:font-size-asian="10.5pt" style:font-weight-asian="bold" style:font-weight-complex="bold"/>
    </style:style>
    <style:style style:name="Author_20_name" style:display-name="Author name" style:family="paragraph" style:parent-style-name="Standard" style:class="text">
      <style:paragraph-properties fo:padding="0.0291in" fo:border-left="none" fo:border-right="none" fo:border-top="none" fo:border-bottom="0.99pt solid #000000" style:join-border="false"/>
      <style:text-properties style:font-name="Segoe UI Light" fo:font-family="'Segoe UI Light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992in" fo:margin-right="0in" fo:margin-top="0in" fo:margin-bottom="0.0783in" loext:contextual-spacing="false" fo:text-indent="-0.2598in" style:auto-text-indent="false" style:page-number="auto">
        <style:tab-stops/>
      </style:paragraph-properties>
      <style:text-properties fo:color="#4c4c4c" style:font-name="Open Sans Semibold" fo:font-family="'Open Sans Semibold'" style:font-style-name="Semibold" style:font-family-generic="swiss" style:font-pitch="variable" fo:font-size="13pt" fo:font-style="normal" fo:font-weight="600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2992in" fo:margin-right="0in" fo:margin-top="0in" fo:margin-bottom="0.0783in" loext:contextual-spacing="false" fo:text-indent="-0.252in" style:auto-text-indent="false" style:page-number="auto">
        <style:tab-stops/>
      </style:paragraph-properties>
      <style:text-properties fo:color="#4c4c4c" style:font-name="Open Sans Semibold" fo:font-family="'Open Sans Semibold'" style:font-style-name="Semibold" style:font-family-generic="swiss" style:font-pitch="variable" fo:font-size="12pt" fo:font-weight="600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Open Sans Light" fo:font-family="'Open Sans Light'" style:font-style-name="Maigre" style:font-family-generic="swiss" style:font-pitch="variable" fo:font-size="10pt" fo:font-weight="250" style:font-size-asian="10.5pt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5.7091in" style:type="right" style:leader-style="dotted" style:leader-text="."/>
        </style:tab-stops>
      </style:paragraph-properties>
      <style:text-properties style:font-name="Open Sans Light" fo:font-family="'Open Sans Light'" style:font-style-name="Maigre" style:font-family-generic="swiss" style:font-pitch="variable" fo:font-size="10.5pt" fo:font-weight="250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5.5126in" style:type="right" style:leader-style="dotted" style:leader-text="."/>
        </style:tab-stops>
      </style:paragraph-properties>
      <style:text-properties style:font-name="Open Sans Light" fo:font-family="'Open Sans Light'" style:font-style-name="Maigre" style:font-family-generic="swiss" style:font-pitch="variable" fo:font-size="10pt" fo:font-weight="25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fr" fo:country="FR"/>
    </style:style>
    <style:style style:name="MT1" style:family="text">
      <style:text-properties style:font-name="Open Sans Light" fo:font-size="10pt" fo:language="fr" fo:country="FR" fo:font-weight="250" officeooo:rsid="0108eb8a" style:font-size-asian="10.5pt"/>
    </style:style>
    <style:style style:name="MT2" style:family="text">
      <style:text-properties fo:language="fr" fo:country="FR"/>
    </style:style>
    <style:page-layout style:name="Mpm1">
      <style:page-layout-properties fo:page-width="8.2681in" fo:page-height="11.6929in" style:num-format="1" style:print-orientation="portrait" fo:margin-top="0.7083in" fo:margin-bottom="0.7083in" fo:margin-left="0.7874in" fo:margin-right="0.787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.1811in" fo:margin-bottom="1.1811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TP1 - Enriched Trails</text:span><text:span text:style-name="MT2"><text:tab/><text:tab/></text:span></text:p>
      </style:header>
      <style:footer>
        <text:p text:style-name="MP1"><text:page-number text:select-page="current">3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4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1T14:43:25.028492051</meta:creation-date>
    <dc:title>TP OptoÉlectronique</dc:title>
    <meta:editing-duration>P0D</meta:editing-duration>
    <meta:editing-cycles>1</meta:editing-cycles>
    <meta:generator>LibreOffice/6.3.3.2.0$Linux_X86_64 LibreOffice_project/30$Build-2</meta:generator>
    <meta:document-statistic meta:table-count="0" meta:image-count="0" meta:object-count="0" meta:page-count="3" meta:paragraph-count="24" meta:word-count="293" meta:character-count="1829" meta:non-whitespace-character-count="1549"/>
  </office:meta>
</office:document-meta>
</file>